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cd6" officeooo:paragraph-rsid="00086cd6"/>
    </style:style>
    <style:style style:name="P2" style:family="paragraph" style:parent-style-name="Standard">
      <style:text-properties officeooo:rsid="00086cd6" officeooo:paragraph-rsid="000f4d7d"/>
    </style:style>
    <style:style style:name="P3" style:family="paragraph" style:parent-style-name="Standard">
      <style:text-properties officeooo:rsid="00086cd6" officeooo:paragraph-rsid="001061a1"/>
    </style:style>
    <style:style style:name="P4" style:family="paragraph" style:parent-style-name="Standard">
      <style:text-properties officeooo:rsid="00086cd6" officeooo:paragraph-rsid="001a96b5"/>
    </style:style>
    <style:style style:name="P5" style:family="paragraph" style:parent-style-name="Standard">
      <style:text-properties officeooo:rsid="001061a1" officeooo:paragraph-rsid="001061a1"/>
    </style:style>
    <style:style style:name="P6" style:family="paragraph" style:parent-style-name="Standard">
      <style:text-properties officeooo:paragraph-rsid="001061a1"/>
    </style:style>
    <style:style style:name="P7" style:family="paragraph" style:parent-style-name="Standard">
      <style:text-properties officeooo:rsid="000a45c4" officeooo:paragraph-rsid="001a96b5"/>
    </style:style>
    <style:style style:name="P8" style:family="paragraph" style:parent-style-name="Standard">
      <style:text-properties officeooo:paragraph-rsid="001a96b5"/>
    </style:style>
    <style:style style:name="P9" style:family="paragraph" style:parent-style-name="Standard">
      <style:text-properties fo:font-size="14pt" fo:font-weight="bold" officeooo:paragraph-rsid="001a96b5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1a96b5" officeooo:paragraph-rsid="001a96b5"/>
    </style:style>
    <style:style style:name="P11" style:family="paragraph" style:parent-style-name="Standard">
      <style:text-properties officeooo:paragraph-rsid="00254bc2"/>
    </style:style>
    <style:style style:name="P12" style:family="paragraph" style:parent-style-name="Standard">
      <style:text-properties officeooo:rsid="002b2b5b" officeooo:paragraph-rsid="002b2b5b"/>
    </style:style>
    <style:style style:name="P13" style:family="paragraph" style:parent-style-name="Standard">
      <style:paragraph-properties fo:margin-top="0in" fo:margin-bottom="0.1965in" loext:contextual-spacing="false"/>
      <style:text-properties officeooo:paragraph-rsid="001c11e9"/>
    </style:style>
    <style:style style:name="P14" style:family="paragraph" style:parent-style-name="Standard">
      <style:paragraph-properties fo:margin-top="0in" fo:margin-bottom="0in" loext:contextual-spacing="false"/>
      <style:text-properties officeooo:paragraph-rsid="00254bc2"/>
    </style:style>
    <style:style style:name="P15" style:family="paragraph" style:parent-style-name="Standard">
      <style:paragraph-properties fo:margin-top="0in" fo:margin-bottom="0in" loext:contextual-spacing="false"/>
      <style:text-properties officeooo:rsid="002338e3" officeooo:paragraph-rsid="00254bc2"/>
    </style:style>
    <style:style style:name="P16" style:family="paragraph" style:parent-style-name="Text_20_body">
      <style:paragraph-properties fo:margin-top="0in" fo:margin-bottom="0in" loext:contextual-spacing="false"/>
    </style:style>
    <style:style style:name="P17" style:family="paragraph" style:parent-style-name="Text_20_body">
      <style:paragraph-properties fo:margin-top="0in" fo:margin-bottom="0in" loext:contextual-spacing="false"/>
      <style:text-properties officeooo:paragraph-rsid="00210ebb"/>
    </style:style>
    <style:style style:name="P18" style:family="paragraph" style:parent-style-name="Text_20_body">
      <style:paragraph-properties fo:margin-top="0in" fo:margin-bottom="0in" loext:contextual-spacing="false"/>
      <style:text-properties officeooo:rsid="00210ebb" officeooo:paragraph-rsid="00210ebb"/>
    </style:style>
    <style:style style:name="P19" style:family="paragraph" style:parent-style-name="Text_20_body">
      <style:paragraph-properties fo:margin-top="0in" fo:margin-bottom="0in" loext:contextual-spacing="false"/>
      <style:text-properties officeooo:paragraph-rsid="00214044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21b9c6" officeooo:paragraph-rsid="0021b9c6"/>
    </style:style>
    <style:style style:name="P21" style:family="paragraph" style:parent-style-name="Text_20_body">
      <style:paragraph-properties fo:margin-top="0in" fo:margin-bottom="0in" loext:contextual-spacing="false"/>
      <style:text-properties officeooo:paragraph-rsid="0021b9c6"/>
    </style:style>
    <style:style style:name="P22" style:family="paragraph" style:parent-style-name="Text_20_body">
      <style:paragraph-properties fo:margin-top="0in" fo:margin-bottom="0in" loext:contextual-spacing="false"/>
      <style:text-properties officeooo:rsid="002a5318"/>
    </style:style>
    <style:style style:name="P23" style:family="paragraph" style:parent-style-name="Text_20_body">
      <style:paragraph-properties fo:margin-top="0in" fo:margin-bottom="0in" loext:contextual-spacing="false"/>
      <style:text-properties officeooo:rsid="002a5318" officeooo:paragraph-rsid="002a5318"/>
    </style:style>
    <style:style style:name="P24" style:family="paragraph" style:parent-style-name="Text_20_body">
      <style:paragraph-properties fo:margin-top="0in" fo:margin-bottom="0in" loext:contextual-spacing="false"/>
      <style:text-properties officeooo:rsid="002934e2" officeooo:paragraph-rsid="002934e2"/>
    </style:style>
    <style:style style:name="P25" style:family="paragraph" style:parent-style-name="Text_20_body" style:list-style-name="L1">
      <style:paragraph-properties fo:margin-top="0in" fo:margin-bottom="0in" loext:contextual-spacing="false"/>
    </style:style>
    <style:style style:name="P26" style:family="paragraph" style:parent-style-name="Text_20_body">
      <style:paragraph-properties fo:margin-top="0in" fo:margin-bottom="0in" loext:contextual-spacing="false"/>
      <style:text-properties officeooo:paragraph-rsid="002af7a8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02a5318" officeooo:paragraph-rsid="002af7a8"/>
    </style:style>
    <style:style style:name="T1" style:family="text">
      <style:text-properties officeooo:rsid="00086cd6"/>
    </style:style>
    <style:style style:name="T2" style:family="text">
      <style:text-properties officeooo:rsid="001061a1"/>
    </style:style>
    <style:style style:name="T3" style:family="text">
      <style:text-properties officeooo:rsid="0011de40"/>
    </style:style>
    <style:style style:name="T4" style:family="text">
      <style:text-properties officeooo:rsid="001a96b5"/>
    </style:style>
    <style:style style:name="T5" style:family="text">
      <style:text-properties officeooo:rsid="001c11e9"/>
    </style:style>
    <style:style style:name="T6" style:family="text">
      <style:text-properties officeooo:rsid="001d4797"/>
    </style:style>
    <style:style style:name="T7" style:family="text">
      <style:text-properties officeooo:rsid="00210ebb"/>
    </style:style>
    <style:style style:name="T8" style:family="text">
      <style:text-properties officeooo:rsid="00214044"/>
    </style:style>
    <style:style style:name="T9" style:family="text">
      <style:text-properties officeooo:rsid="002a5318"/>
    </style:style>
    <style:style style:name="T10" style:family="text">
      <style:text-properties fo:font-size="14pt" fo:font-weight="bold" officeooo:rsid="001d4797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86cd6" style:font-size-asian="14pt" style:font-weight-asian="bold" style:font-size-complex="14pt" style:font-weight-complex="bold"/>
    </style:style>
    <style:style style:name="T12" style:family="text">
      <style:text-properties officeooo:rsid="002b2b5b"/>
    </style:style>
    <style:style style:name="T13" style:family="text">
      <style:text-properties officeooo:rsid="002b3df6"/>
    </style:style>
    <style:style style:name="T14" style:family="text">
      <style:text-properties officeooo:rsid="002b9b2c"/>
    </style:style>
    <style:style style:name="T15" style:family="text">
      <style:text-properties officeooo:rsid="002c4617"/>
    </style:style>
    <style:style style:name="T16" style:family="text">
      <style:text-properties officeooo:rsid="002af7a8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0">1. </text:span><text:span text:style-name="T11">SQL queries for </text:span><text:span text:style-name="T10">creating </text:span><text:span text:style-name="T11">and </text:span><text:span text:style-name="T10">populating the </text:span><text:span text:style-name="T11">Northwind database</text:span></text:p>
      <text:p text:style-name="P3"/>
      <text:p text:style-name="P3">CREATE TABLE order<text:span text:style-name="T2">s</text:span> (</text:p>
      <text:p text:style-name="P3">orderID integer,</text:p>
      <text:p text:style-name="P3">customerID <text:span text:style-name="T2">text</text:span>,</text:p>
      <text:p text:style-name="P3">employeeID <text:span text:style-name="T2">integer</text:span>,</text:p>
      <text:p text:style-name="P6"><text:span text:style-name="T1">orderDate </text:span><text:span text:style-name="T2">timestamp</text:span><text:span text:style-name="T1">,</text:span></text:p>
      <text:p text:style-name="P3">requiredDate <text:span text:style-name="T2">timestamp</text:span>,</text:p>
      <text:p text:style-name="P3">shippedDate <text:span text:style-name="T2">timestamp</text:span>,</text:p>
      <text:p text:style-name="P3">shipVia <text:span text:style-name="T2">integer</text:span>,</text:p>
      <text:p text:style-name="P3">freight <text:span text:style-name="T2">decimal</text:span>,</text:p>
      <text:p text:style-name="P3">shipName <text:span text:style-name="T2">text</text:span>,</text:p>
      <text:p text:style-name="P3">shipAddress <text:span text:style-name="T2">text</text:span>,</text:p>
      <text:p text:style-name="P3">shipCity <text:span text:style-name="T2">text</text:span>,</text:p>
      <text:p text:style-name="P3">shipRegion <text:span text:style-name="T2">text</text:span>,</text:p>
      <text:p text:style-name="P3">shipPostalCode <text:span text:style-name="T2">integer</text:span>,</text:p>
      <text:p text:style-name="P3">shipCountry <text:span text:style-name="T2">text</text:span></text:p>
      <text:p text:style-name="P5">);</text:p>
      <text:p text:style-name="P5"/>
      <text:p text:style-name="P5">COPY orders FROM '/home/boti/Spiced/data/orders.csv' WITH (FORMAT CSV, HEADER True, NULL "NULL");</text:p>
      <text:p text:style-name="P3"/>
      <text:p text:style-name="P2">CREATE TABLE order_details (</text:p>
      <text:p text:style-name="P2">orderID SERIAL PRIMARY KEY,</text:p>
      <text:p text:style-name="P2">productID integer,</text:p>
      <text:p text:style-name="P2">regionDescription text,</text:p>
      <text:p text:style-name="P2">unitPrice decimal,</text:p>
      <text:p text:style-name="P2">quantity integer,</text:p>
      <text:p text:style-name="P2">discount integer</text:p>
      <text:p text:style-name="P1">);</text:p>
      <text:p text:style-name="P1"/>
      <text:p text:style-name="P1">COPY order_details FROM '/home/boti/Spiced/data/order_details.csv' WITH (FORMAT CSV, HEADER True);</text:p>
      <text:p text:style-name="P1"/>
      <text:p text:style-name="P8"><text:span text:style-name="T1">CREATE TABLE </text:span><text:span text:style-name="T4">products</text:span><text:span text:style-name="T1"> (</text:span></text:p>
      <text:p text:style-name="P13"><text:span text:style-name="T1">product</text:span><text:span text:style-name="T5">id</text:span><text:span text:style-name="T1"> SERIAL PRIMARY KEY,<text:line-break/>product</text:span><text:span text:style-name="T5">n</text:span><text:span text:style-name="T1">ame </text:span><text:span text:style-name="T5">text</text:span><text:span text:style-name="T1">,<text:line-break/>supplier</text:span><text:span text:style-name="T5">id</text:span><text:span text:style-name="T1"> </text:span><text:span text:style-name="T5">integer</text:span><text:span text:style-name="T1">,<text:line-break/>category</text:span><text:span text:style-name="T5">id</text:span><text:span text:style-name="T1"> </text:span><text:span text:style-name="T5">integer</text:span><text:span text:style-name="T1">,<text:line-break/>quantity</text:span><text:span text:style-name="T5">p</text:span><text:span text:style-name="T1">er</text:span><text:span text:style-name="T5">u</text:span><text:span text:style-name="T1">nit </text:span><text:span text:style-name="T5">text</text:span><text:span text:style-name="T1">,<text:line-break/>unit</text:span><text:span text:style-name="T5">p</text:span><text:span text:style-name="T1">rice </text:span><text:span text:style-name="T5">decimal</text:span><text:span text:style-name="T1">,<text:line-break/>units</text:span><text:span text:style-name="T5">i</text:span><text:span text:style-name="T1">n</text:span><text:span text:style-name="T5">s</text:span><text:span text:style-name="T1">tock </text:span><text:span text:style-name="T5">integer</text:span><text:span text:style-name="T1">,<text:line-break/>units</text:span><text:span text:style-name="T5">o</text:span><text:span text:style-name="T1">n</text:span><text:span text:style-name="T5">o</text:span><text:span text:style-name="T1">rder </text:span><text:span text:style-name="T5">integer</text:span><text:span text:style-name="T1">,<text:line-break/>reorder</text:span><text:span text:style-name="T5">l</text:span><text:span text:style-name="T1">evel </text:span><text:span text:style-name="T5">integer</text:span><text:span text:style-name="T1">,<text:line-break/>discontinued </text:span><text:span text:style-name="T5">integer</text:span><text:span text:style-name="T1"><text:line-break/>);</text:span></text:p>
      <text:p text:style-name="P4">COPY products FROM '/home/boti/Spiced/data/products.csv' WITH (FORMAT CSV, HEADER True, <text:span text:style-name="T3">NULL “NULL”</text:span>);</text:p>
      <text:p text:style-name="P4"/>
      <text:p text:style-name="P12">The rest was done with pgAdmin.</text:p>
      <text:p text:style-name="P4"/>
      <text:p text:style-name="P9"><text:soft-page-break/><text:span text:style-name="T6">2. </text:span><text:span text:style-name="T4">SQL queries for </text:span><text:span text:style-name="T6">answering the </text:span><text:span text:style-name="T4">business questions</text:span></text:p>
      <text:p text:style-name="P10"/>
      <text:p text:style-name="P4"><text:span text:style-name="Strong_20_Emphasis"/></text:p>
      <text:p text:style-name="P4"><text:span text:style-name="Strong_20_Emphasis"/></text:p>
      <text:list xml:id="list4149638121" text:style-name="L1">
        <text:list-item>
          <text:p text:style-name="P25">Get the names and the quantities in stock for each product. </text:p>
        </text:list-item>
      </text:list>
      <text:p text:style-name="P16"/>
      <text:p text:style-name="P16">SELECT productName, unitsInStock</text:p>
      <text:p text:style-name="P16">FROM products;</text:p>
      <text:p text:style-name="P16"/>
      <text:list xml:id="list162050424947431" text:continue-numbering="true" text:style-name="L1">
        <text:list-item>
          <text:p text:style-name="P25">Get a list of current products (Product ID and name). </text:p>
        </text:list-item>
      </text:list>
      <text:p text:style-name="P16"/>
      <text:p text:style-name="P16">SELECT productID, productName FROM products</text:p>
      <text:p text:style-name="P19">WHERE <text:span text:style-name="T8">discontinued = 0</text:span>;</text:p>
      <text:p text:style-name="P16"/>
      <text:list xml:id="list162051330469851" text:continue-numbering="true" text:style-name="L1">
        <text:list-item>
          <text:p text:style-name="P25">Get a list of the most and least expensive products (name and unit price). </text:p>
        </text:list-item>
      </text:list>
      <text:p text:style-name="P16"/>
      <text:p text:style-name="P18">Most expensive products (list of 20):</text:p>
      <text:p text:style-name="P18"/>
      <text:p text:style-name="P17">SELECT productName, unitprice FROM products</text:p>
      <text:p text:style-name="P17">ORDER BY unitprice <text:span text:style-name="T7">DESC </text:span>LIMIT 20;</text:p>
      <text:p text:style-name="P17"/>
      <text:p text:style-name="P18">Least expensive products (list of 20):</text:p>
      <text:p text:style-name="P17"/>
      <text:p text:style-name="P16">SELECT productName, unitprice FROM products</text:p>
      <text:p text:style-name="P16">ORDER BY unitprice ASC LIMIT 20;</text:p>
      <text:p text:style-name="P16"/>
      <text:list xml:id="list162050433075069" text:continue-numbering="true" text:style-name="L1">
        <text:list-item>
          <text:p text:style-name="P25">Get products that cost less than $20. </text:p>
        </text:list-item>
      </text:list>
      <text:p text:style-name="P16"/>
      <text:p text:style-name="P17">SELECT productName, unitprice FROM products</text:p>
      <text:p text:style-name="P18">WHERE unitprice &lt; 20</text:p>
      <text:p text:style-name="P17">ORDER BY unitprice ASC;</text:p>
      <text:p text:style-name="P16"/>
      <text:list xml:id="list162052189467480" text:continue-numbering="true" text:style-name="L1">
        <text:list-item>
          <text:p text:style-name="P25">Get products that cost between $15 and $25. </text:p>
        </text:list-item>
      </text:list>
      <text:p text:style-name="P16"/>
      <text:p text:style-name="P17">SELECT productName, unitprice FROM products</text:p>
      <text:p text:style-name="P18">WHERE unitprice &gt; 15 AND unitprice &lt; 20</text:p>
      <text:p text:style-name="P17">ORDER BY unitprice ASC;</text:p>
      <text:p text:style-name="P16"/>
      <text:list xml:id="list162051111949135" text:continue-numbering="true" text:style-name="L1">
        <text:list-item>
          <text:p text:style-name="P25">Get products above average price. </text:p>
        </text:list-item>
      </text:list>
      <text:p text:style-name="P16"/>
      <text:p text:style-name="P17">SELECT productName, unitprice FROM products</text:p>
      <text:p text:style-name="P17">WHERE unitprice &gt; (SELECT AVG (unitprice) FROM products)</text:p>
      <text:p text:style-name="P17">ORDER BY unitprice ASC;</text:p>
      <text:p text:style-name="P16"/>
      <text:p text:style-name="P16"/>
      <text:p text:style-name="P16"/>
      <text:list xml:id="list162050409882358" text:continue-numbering="true" text:style-name="L1">
        <text:list-item>
          <text:p text:style-name="P25"><text:soft-page-break/>Find the ten most expensive products. </text:p>
        </text:list-item>
      </text:list>
      <text:p text:style-name="P16"/>
      <text:p text:style-name="P19">SELECT productName, unitprice FROM products</text:p>
      <text:p text:style-name="P19">ORDER BY unitprice <text:span text:style-name="T7">DESC </text:span>LIMIT <text:span text:style-name="T8">10;</text:span></text:p>
      <text:p text:style-name="P19"/>
      <text:list xml:id="list162052030415528" text:continue-numbering="true" text:style-name="L1">
        <text:list-item>
          <text:p text:style-name="P25">Get a list of discontinued products (Product ID and name). </text:p>
        </text:list-item>
      </text:list>
      <text:p text:style-name="P16"/>
      <text:p text:style-name="P19">SELECT productID, productName FROM products</text:p>
      <text:p text:style-name="P19">WHERE <text:span text:style-name="T8">discontinued = 1</text:span>;</text:p>
      <text:p text:style-name="P16"/>
      <text:list xml:id="list162050348543204" text:continue-numbering="true" text:style-name="L1">
        <text:list-item>
          <text:p text:style-name="P25">Count current and discontinued products. </text:p>
        </text:list-item>
      </text:list>
      <text:p text:style-name="P16"/>
      <text:p text:style-name="P20">SELECT COUNT (productID) FROM products WHERE discontinued = 0;</text:p>
      <text:p text:style-name="P20"/>
      <text:p text:style-name="P20">SELECT COUNT (productID) FROM products WHERE discontinued = 1;</text:p>
      <text:p text:style-name="P16"/>
      <text:list xml:id="list162051242851457" text:continue-numbering="true" text:style-name="L1">
        <text:list-item>
          <text:p text:style-name="P25">Find products with less units in stock than the quantity on order. </text:p>
        </text:list-item>
      </text:list>
      <text:p text:style-name="P16"/>
      <text:p text:style-name="P21">SELECT productID, productName, unitsinstock, unitsonorder FROM products</text:p>
      <text:p text:style-name="P21">WHERE unitsinstock &lt; unitsonorder;</text:p>
      <text:p text:style-name="P16"/>
      <text:list xml:id="list162051310247564" text:continue-numbering="true" text:style-name="L1">
        <text:list-item>
          <text:p text:style-name="P25">Find the customer who had the highest order amount </text:p>
        </text:list-item>
      </text:list>
      <text:p text:style-name="P16"/>
      <text:p text:style-name="P11">SELECT COUNT (orderID), customerID</text:p>
      <text:p text:style-name="P11">FROM orders</text:p>
      <text:p text:style-name="P11">GROUP BY customerID</text:p>
      <text:p text:style-name="P14">ORDER BY COUNT(orderID) DESC LIMIT 1;</text:p>
      <text:p text:style-name="P15"/>
      <text:list xml:id="list162051540407096" text:continue-numbering="true" text:style-name="L1">
        <text:list-item>
          <text:p text:style-name="P25">Get orders for a given employee and the according customer </text:p>
        </text:list-item>
      </text:list>
      <text:p text:style-name="P16"/>
      <text:p text:style-name="P24">For example, for employee ID 3 and customer ID “HANAR”:</text:p>
      <text:p text:style-name="P16"/>
      <text:p text:style-name="P16">select <text:span text:style-name="T9">order</text:span>ID</text:p>
      <text:p text:style-name="P16">FROM orders</text:p>
      <text:p text:style-name="P16">WHERE employeeID = 3 and customerID = 'HANAR'</text:p>
      <text:p text:style-name="P22"/>
      <text:p text:style-name="P22"/>
      <text:p text:style-name="P23"/>
      <text:p text:style-name="P26"><text:span text:style-name="T12">Instead of creating views, I added some of these queries to the </text:span><text:span text:style-name="T16">Metabase </text:span><text:span text:style-name="T12">site -</text:span><text:span text:style-name="T16"> </text:span><text:span text:style-name="T14">please </text:span><text:span text:style-name="T13">see the screenshot </text:span><text:span text:style-name="T15">Metabase.png in the project directory</text:span></text:p>
      <text:p text:style-name="P27"><text:span text:style-name="Source_20_Text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0:10:12.113838142</meta:creation-date>
    <dc:date>2020-11-06T16:20:50.028232611</dc:date>
    <meta:editing-duration>P1DT33M58S</meta:editing-duration>
    <meta:editing-cycles>30</meta:editing-cycles>
    <meta:generator>LibreOffice/6.4.6.2$Linux_X86_64 LibreOffice_project/40$Build-2</meta:generator>
    <meta:document-statistic meta:table-count="0" meta:image-count="0" meta:object-count="0" meta:page-count="3" meta:paragraph-count="80" meta:word-count="458" meta:character-count="3142" meta:non-whitespace-character-count="2764"/>
  </office:meta>
</office:document-meta>
</file>